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a552"/>
    </style:style>
    <style:style style:name="P2" style:family="paragraph" style:parent-style-name="Standard">
      <style:text-properties officeooo:rsid="001fa51c" officeooo:paragraph-rsid="001fa51c"/>
    </style:style>
    <style:style style:name="P3" style:family="paragraph" style:parent-style-name="Text_20_body">
      <style:text-properties officeooo:paragraph-rsid="001ed290"/>
    </style:style>
    <style:style style:name="P4" style:family="paragraph" style:parent-style-name="Text_20_body">
      <style:text-properties officeooo:rsid="0007c2c2" officeooo:paragraph-rsid="001fa51c"/>
    </style:style>
    <style:style style:name="P5" style:family="paragraph" style:parent-style-name="Text_20_body">
      <style:text-properties officeooo:paragraph-rsid="00246ec4"/>
    </style:style>
    <style:style style:name="P6" style:family="paragraph" style:parent-style-name="Standard">
      <style:text-properties officeooo:rsid="00376786" officeooo:paragraph-rsid="00376786"/>
    </style:style>
    <style:style style:name="P7" style:family="paragraph" style:parent-style-name="Title">
      <style:text-properties officeooo:rsid="00411a84" officeooo:paragraph-rsid="00411a84"/>
    </style:style>
    <style:style style:name="P8" style:family="paragraph" style:parent-style-name="Source_20_Code">
      <style:text-properties officeooo:paragraph-rsid="00447287"/>
    </style:style>
    <style:style style:name="P9" style:family="paragraph" style:parent-style-name="Standard">
      <style:text-properties officeooo:paragraph-rsid="00447287"/>
    </style:style>
    <style:style style:name="P10" style:family="paragraph" style:parent-style-name="Standard">
      <style:text-properties officeooo:paragraph-rsid="00376786"/>
    </style:style>
    <style:style style:name="P11" style:family="paragraph" style:parent-style-name="Source_20_Code">
      <style:text-properties officeooo:paragraph-rsid="0048c776"/>
    </style:style>
    <style:style style:name="P12" style:family="paragraph" style:parent-style-name="Standard">
      <style:text-properties officeooo:paragraph-rsid="0048c776"/>
    </style:style>
    <style:style style:name="P13" style:family="paragraph" style:parent-style-name="Text_20_body">
      <style:text-properties officeooo:paragraph-rsid="0048c776"/>
    </style:style>
    <style:style style:name="P14" style:family="paragraph" style:parent-style-name="Text_20_body">
      <style:text-properties officeooo:paragraph-rsid="0049e45b"/>
    </style:style>
    <style:style style:name="P15" style:family="paragraph" style:parent-style-name="Text_20_body">
      <style:text-properties officeooo:paragraph-rsid="004a176a"/>
    </style:style>
    <style:style style:name="P16" style:family="paragraph" style:parent-style-name="Source_20_Code">
      <style:text-properties officeooo:paragraph-rsid="004e766c"/>
    </style:style>
    <style:style style:name="P17" style:family="paragraph" style:parent-style-name="Text_20_body">
      <style:text-properties officeooo:rsid="004a176a" officeooo:paragraph-rsid="004a176a"/>
    </style:style>
    <style:style style:name="P18" style:family="paragraph" style:parent-style-name="Text_20_body">
      <style:text-properties officeooo:rsid="004a176a" officeooo:paragraph-rsid="00599ecb"/>
    </style:style>
    <style:style style:name="P19" style:family="paragraph" style:parent-style-name="Text_20_body">
      <style:text-properties officeooo:paragraph-rsid="005021fa"/>
    </style:style>
    <style:style style:name="P20" style:family="paragraph" style:parent-style-name="Source_20_Code">
      <style:text-properties officeooo:paragraph-rsid="0051e144"/>
    </style:style>
    <style:style style:name="P21" style:family="paragraph" style:parent-style-name="Text_20_body">
      <style:text-properties officeooo:paragraph-rsid="0051e144"/>
    </style:style>
    <style:style style:name="P22" style:family="paragraph" style:parent-style-name="Source_20_Code">
      <style:text-properties officeooo:paragraph-rsid="005ad93a"/>
    </style:style>
    <style:style style:name="P23" style:family="paragraph" style:parent-style-name="Text_20_body">
      <style:text-properties officeooo:paragraph-rsid="00599ecb"/>
    </style:style>
    <style:style style:name="P24" style:family="paragraph" style:parent-style-name="Heading_20_1">
      <style:text-properties officeooo:paragraph-rsid="001fa51c"/>
    </style:style>
    <style:style style:name="P25" style:family="paragraph" style:parent-style-name="Source_20_Code">
      <style:text-properties officeooo:paragraph-rsid="005f1644"/>
    </style:style>
    <style:style style:name="P26" style:family="paragraph" style:parent-style-name="Text_20_body">
      <style:text-properties officeooo:paragraph-rsid="005f1644"/>
    </style:style>
    <style:style style:name="T1" style:family="text">
      <style:text-properties officeooo:rsid="000ea55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6e2e" style:font-weight-asian="bold" style:font-weight-complex="bold"/>
    </style:style>
    <style:style style:name="T5" style:family="text">
      <style:text-properties officeooo:rsid="001c232c"/>
    </style:style>
    <style:style style:name="T6" style:family="text">
      <style:text-properties officeooo:rsid="001d6e2e"/>
    </style:style>
    <style:style style:name="T7" style:family="text">
      <style:text-properties officeooo:rsid="001ed290"/>
    </style:style>
    <style:style style:name="T8" style:family="text">
      <style:text-properties officeooo:rsid="001fa51c"/>
    </style:style>
    <style:style style:name="T9" style:family="text">
      <style:text-properties officeooo:rsid="00234ff2"/>
    </style:style>
    <style:style style:name="T10" style:family="text">
      <style:text-properties officeooo:rsid="00246ec4"/>
    </style:style>
    <style:style style:name="T11" style:family="text">
      <style:text-properties officeooo:rsid="0025cf86"/>
    </style:style>
    <style:style style:name="T12" style:family="text">
      <style:text-properties officeooo:rsid="002cbfe1"/>
    </style:style>
    <style:style style:name="T13" style:family="text">
      <style:text-properties officeooo:rsid="002db377"/>
    </style:style>
    <style:style style:name="T14" style:family="text">
      <style:text-properties officeooo:rsid="003063da"/>
    </style:style>
    <style:style style:name="T15" style:family="text">
      <style:text-properties officeooo:rsid="00356d8c"/>
    </style:style>
    <style:style style:name="T16" style:family="text">
      <style:text-properties officeooo:rsid="00376786"/>
    </style:style>
    <style:style style:name="T17" style:family="text">
      <style:text-properties officeooo:rsid="0039379f"/>
    </style:style>
    <style:style style:name="T18" style:family="text">
      <style:text-properties officeooo:rsid="003b820d"/>
    </style:style>
    <style:style style:name="T19" style:family="text">
      <style:text-properties officeooo:rsid="00411a84"/>
    </style:style>
    <style:style style:name="T20" style:family="text">
      <style:text-properties officeooo:rsid="0043ef55"/>
    </style:style>
    <style:style style:name="T21" style:family="text">
      <style:text-properties officeooo:rsid="00447287"/>
    </style:style>
    <style:style style:name="T22" style:family="text">
      <style:text-properties officeooo:rsid="0048091c"/>
    </style:style>
    <style:style style:name="T23" style:family="text">
      <style:text-properties officeooo:rsid="0048c776"/>
    </style:style>
    <style:style style:name="T24" style:family="text">
      <style:text-properties officeooo:rsid="0049e45b"/>
    </style:style>
    <style:style style:name="T25" style:family="text">
      <style:text-properties style:text-underline-style="solid" style:text-underline-width="auto" style:text-underline-color="font-color" officeooo:rsid="0049e45b"/>
    </style:style>
    <style:style style:name="T26" style:family="text">
      <style:text-properties style:text-underline-style="solid" style:text-underline-width="auto" style:text-underline-color="font-color" officeooo:rsid="00599ecb"/>
    </style:style>
    <style:style style:name="T27" style:family="text">
      <style:text-properties officeooo:rsid="004a176a"/>
    </style:style>
    <style:style style:name="T28" style:family="text">
      <style:text-properties officeooo:rsid="004e766c"/>
    </style:style>
    <style:style style:name="T29" style:family="text">
      <style:text-properties officeooo:rsid="004f65a7"/>
    </style:style>
    <style:style style:name="T30" style:family="text">
      <style:text-properties officeooo:rsid="005021fa"/>
    </style:style>
    <style:style style:name="T31" style:family="text">
      <style:text-properties officeooo:rsid="0051e144"/>
    </style:style>
    <style:style style:name="T32" style:family="text">
      <style:text-properties officeooo:rsid="0054928b"/>
    </style:style>
    <style:style style:name="T33" style:family="text">
      <style:text-properties style:font-name="Liberation Sans1" fo:font-size="10pt" officeooo:rsid="0054928b"/>
    </style:style>
    <style:style style:name="T34" style:family="text">
      <style:text-properties officeooo:rsid="00588d8e"/>
    </style:style>
    <style:style style:name="T35" style:family="text">
      <style:text-properties officeooo:rsid="00599ecb"/>
    </style:style>
    <style:style style:name="T36" style:family="text">
      <style:text-properties officeooo:rsid="005ad93a"/>
    </style:style>
    <style:style style:name="T37" style:family="text">
      <style:text-properties officeooo:rsid="005b9c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ifTool </text:p>
      <text:h text:style-name="P24" text:outline-level="1">Exif<text:span text:style-name="T9">T</text:span>ool</text:h>
      <text:p text:style-name="Standard">Install<text:span text:style-name="T7">é </text:span><text:span text:style-name="T8">dans </text:span><text:span text:style-name="Source_20_Text">~/</text:span><text:span text:style-name="Source_20_Text"><text:span text:style-name="T6">bin</text:span></text:span><text:span text:style-name="Source_20_Text"><text:span text:style-name="T8">/exiftool</text:span></text:span><text:span text:style-name="T9"> p</text:span><text:span text:style-name="T7">ar Sort-PhotoDateTools.ps1 par un simple </text:span>git clone <text:span text:style-name="T8">puis ajout dans $env :PATH</text:span>.</text:p>
      <text:p text:style-name="P2">Dépot : <text:s/><text:a xlink:type="simple" xlink:href="https://github.com/exiftool/exiftool.git" text:style-name="Internet_20_link" text:visited-style-name="Visited_20_Internet_20_Link"><text:span text:style-name="Source_20_Text">https://github.com/exiftool/exiftool.git</text:span></text:a></text:p>
      <text:p text:style-name="P4"><text:span text:style-name="Source_20_Text"/></text:p>
      <text:p text:style-name="P1"><text:span text:style-name="T1">Doc</text:span><text:span text:style-name="T7">umentation</text:span> <text:span text:style-name="T1">Exiftool </text:span>en local quand exiftool est installé : <text:a xlink:type="simple" xlink:href="../../exiftool/html/index.html" text:style-name="Internet_20_link" text:visited-style-name="Visited_20_Internet_20_Link"><text:span text:style-name="Internet_20_link">file:///home/</text:span></text:a><text:a xlink:type="simple" xlink:href="../../exiftool/html/index.html" text:style-name="Internet_20_link" text:visited-style-name="Visited_20_Internet_20_Link"><text:span text:style-name="Internet_20_link"><text:span text:style-name="T2">denis</text:span></text:span></text:a><text:a xlink:type="simple" xlink:href="../../exiftool/html/index.html" text:style-name="Internet_20_link" text:visited-style-name="Visited_20_Internet_20_Link"><text:span text:style-name="Internet_20_link"><text:span text:style-name="T3">/</text:span></text:span></text:a><text:a xlink:type="simple" xlink:href="../../exiftool/html/index.html" text:style-name="Internet_20_link" text:visited-style-name="Visited_20_Internet_20_Link"><text:span text:style-name="Internet_20_link"><text:span text:style-name="T4">bin</text:span></text:span></text:a><text:a xlink:type="simple" xlink:href="../../exiftool/html/index.html" text:style-name="Internet_20_link" text:visited-style-name="Visited_20_Internet_20_Link"><text:span text:style-name="Internet_20_link"><text:span text:style-name="T3">/exiftool/</text:span></text:span></text:a><text:a xlink:type="simple" xlink:href="../../exiftool/html/index.html" text:style-name="Internet_20_link" text:visited-style-name="Visited_20_Internet_20_Link"><text:span text:style-name="Internet_20_link">html/index.html</text:span></text:a></text:p>
      <text:p text:style-name="P3"><text:span text:style-name="T1">Doc</text:span><text:span text:style-name="T7">umentation</text:span> <text:span text:style-name="T1">Exiftool </text:span>en ligne : <text:a xlink:type="simple" xlink:href="https://exiftool.org/exiftool_pod.html" text:style-name="Internet_20_link" text:visited-style-name="Visited_20_Internet_20_Link"><text:span text:style-name="Internet_20_link">https://exiftool.org/exiftool_pod.html</text:span></text:a></text:p>
      <text:p text:style-name="P3"/>
      <text:h text:style-name="Heading_20_2" text:outline-level="2">Quelques commandes ExifTool</text:h>
      <text:p text:style-name="P26"><text:span text:style-name="T12">Lire </text:span><text:span text:style-name="T9">tous </text:span>les tags <text:span text:style-name="T12">dont le nom contient ‘date’, sauf les tags dont le nom contient ‘file (</text:span>dates <text:span text:style-name="T12">du système de fichiers)</text:span></text:p>
      <text:p text:style-name="P25"><text:span text:style-name="Source_20_Text">&amp; exiftool -s -*date* --*file* ~/bin/exiftool/t/images</text:span></text:p>
      <text:p text:style-name="P26"/>
      <text:p text:style-name="P26"><text:span text:style-name="T10">Lire </text:span><text:span text:style-name="T5">l</text:span>a date exif de cr<text:span text:style-name="T12">é</text:span>ation, au format YYYY-MM-DD HH:mm:SS</text:p>
      <text:p text:style-name="Text_20_body"><text:span text:style-name="Source_20_Text">&amp; exiftool -</text:span><text:span text:style-name="Source_20_Text"><text:span text:style-name="T22">s3</text:span></text:span><text:span text:style-name="Source_20_Text"> -d "%Y-%m-%d %H:%M:%S" -CreateDate ~/bin/exiftool/t/images/</text:span><text:span text:style-name="Source_20_Text"><text:span text:style-name="T13">E</text:span></text:span><text:span text:style-name="Source_20_Text"><text:span text:style-name="T12">xif</text:span></text:span><text:span text:style-name="Source_20_Text"><text:span text:style-name="T13">T</text:span></text:span><text:span text:style-name="Source_20_Text"><text:span text:style-name="T12">ool.jpg</text:span></text:span></text:p>
      <text:p text:style-name="Text_20_body"><text:span text:style-name="Source_20_Text"/></text:p>
      <text:p text:style-name="P19"><text:span text:style-name="T10">Lire </text:span><text:span text:style-name="T5">l</text:span>a date exif de cr<text:span text:style-name="T12">é</text:span>ation, au format YYYY-MM-DD HH:mm:SS <text:span text:style-name="T30">dans l’ordre des noms de fichiers</text:span></text:p>
      <text:p text:style-name="P19"><text:span text:style-name="Source_20_Text">&amp; exiftool -CreateDate -d '%Y-%m-%d_%H-%M-%S' -fileOrder filename '/home/denis/Documents/photo_sets/nostrucs/photo/2010/2010-02 DSi Lowell'</text:span></text:p>
      <text:p text:style-name="P19"><text:span text:style-name="Source_20_Text"/></text:p>
      <text:p text:style-name="P19"><text:span text:style-name="T10">Lire DateTimeOriginal </text:span><text:span text:style-name="T21">(plusieurs), d’un fichier video qui n’a pas de flags exif (ex : *.MTS)</text:span></text:p>
      <text:p text:style-name="Source_20_Code">&amp; exiftool -s3 -d "%Y-%m-%d %H:%M:%S" -ExtractEmbedded -DateTimeOriginal ../test/00023.MTS</text:p>
      <text:p text:style-name="P5"/>
      <text:p text:style-name="P14"><text:span text:style-name="T10">Ecrire </text:span>CreateDate<text:span text:style-name="T5"> l</text:span>a date exif de creation d'une photo <text:span text:style-name="T21">en conservant l’original.</text:span></text:p>
      <text:p text:style-name="Source_20_Code"><text:span text:style-name="Source_20_Text">&amp; exiftool -d "%Y-%m-%d %H:%M:%S" -CreateDate</text:span><text:span text:style-name="Source_20_Text"><text:span text:style-name="T11">=</text:span></text:span><text:span text:style-name="Source_20_Text">"</text:span><text:span text:style-name="Source_20_Text"><text:span text:style-name="T14">2025-01-21 09:34:11</text:span></text:span><text:span text:style-name="Source_20_Text">" ~/bin/exiftool/t/images/Exif</text:span><text:span text:style-name="Source_20_Text"><text:span text:style-name="T15">T</text:span></text:span><text:span text:style-name="Source_20_Text">ool.jpg</text:span></text:p>
      <text:p text:style-name="P10"><text:span text:style-name="T16">Le fichier d’origine </text:span><text:span text:style-name="T18">existe toujours mais il a été </text:span><text:span text:style-name="T16">renommé </text:span><text:span text:style-name="Source_20_Text">Exif</text:span><text:span text:style-name="Source_20_Text"><text:span text:style-name="T15">T</text:span></text:span><text:span text:style-name="Source_20_Text">ool.jpg_</text:span><text:span text:style-name="Source_20_Text"><text:span text:style-name="T16">original</text:span></text:span> .<text:line-break/></text:p>
      <text:p text:style-name="P14"><text:span text:style-name="T10">Ecrire</text:span><text:span text:style-name="T5"> </text:span>CreateDate <text:span text:style-name="T5">l</text:span>a date exif de creation d'une photo</text:p>
      <text:p text:style-name="P8"><text:span text:style-name="Source_20_Text">&amp; exiftool -overwrite_original -d "%Y-%m-%d %H:%M:%S" -CreateDate</text:span><text:span text:style-name="Source_20_Text"><text:span text:style-name="T11">=</text:span></text:span><text:span text:style-name="Source_20_Text">"</text:span><text:span text:style-name="Source_20_Text"><text:span text:style-name="T14">2025-01-21 09:34:11</text:span></text:span><text:span text:style-name="Source_20_Text">" ~/bin/exiftool/t/images/Exif</text:span><text:span text:style-name="Source_20_Text"><text:span text:style-name="T15">T</text:span></text:span><text:span text:style-name="Source_20_Text">ool.jpg</text:span></text:p>
      <text:p text:style-name="P9"><text:span text:style-name="T16">Le fichier d’origine </text:span><text:span text:style-name="T21">n’existe plus</text:span>.</text:p>
      <text:p text:style-name="P6"/>
      <text:p text:style-name="P14"><text:span text:style-name="T25">Supprimer</text:span><text:span text:style-name="T24"> </text:span><text:span text:style-name="T23">Modify</text:span>Date <text:span text:style-name="T5">l</text:span>a date exif de <text:span text:style-name="T24">modification</text:span> d'une photo</text:p>
      <text:p text:style-name="P11"><text:span text:style-name="Source_20_Text">&amp; exiftool -</text:span><text:span text:style-name="Source_20_Text"><text:span text:style-name="T23">Modify</text:span></text:span><text:span text:style-name="Source_20_Text">Date</text:span><text:span text:style-name="Source_20_Text"><text:span text:style-name="T11">=</text:span></text:span><text:span text:style-name="Source_20_Text"> ~/bin/exiftool/t/images/Exif</text:span><text:span text:style-name="Source_20_Text"><text:span text:style-name="T15">T</text:span></text:span><text:span text:style-name="Source_20_Text">ool.jpg</text:span></text:p>
      <text:p text:style-name="P12"><text:span text:style-name="T16">Le fichier d’origine </text:span><text:span text:style-name="T18">existe toujours mais il a été </text:span><text:span text:style-name="T16">renommé </text:span><text:span text:style-name="Source_20_Text">Exif</text:span><text:span text:style-name="Source_20_Text"><text:span text:style-name="T15">T</text:span></text:span><text:span text:style-name="Source_20_Text">ool.jpg_</text:span><text:span text:style-name="Source_20_Text"><text:span text:style-name="T16">original</text:span></text:span> .<text:line-break/></text:p>
      <text:p text:style-name="Text_20_body">Ajout<text:span text:style-name="T9">er</text:span> 1 an <text:span text:style-name="T9">dans les tags exif de date </text:span><text:span text:style-name="T17">(par ex. à cause d’une </text:span>erreur de mise à la date de l'appareil photo : janvier 2022 au lieu de 2023...)</text:p>
      <text:p text:style-name="Source_20_Code"><text:span text:style-name="Source_20_Text">&amp; exiftool -s -CreateDate+="1:0:0 0:0:0" -ModifyDate+="1:0:0 0:0:0" -TrackCreateDate+="1:0:0 0:0:0" -TrackModifyDate+="1:0:0 0:0:0" -MediaCreateDate+="1:0:0 0:0:0" -MediaModifyDate+="1:0:0 0:0:0" .\*.mp4</text:span></text:p>
      <text:p text:style-name="Text_20_body"><text:tab/></text:p>
      <text:p text:style-name="P21">Trie<text:span text:style-name="T9">r</text:span> des photos <text:span text:style-name="T20">en les déplaçant </text:span>depuis '<text:span text:style-name="T19">~</text:span>/<text:span text:style-name="T31">Documents/</text:span>_A_trier' vers '<text:span text:style-name="T19">~/</text:span><text:span text:style-name="T31">Documents/</text:span>_Trie/&lt;annee_YYYY&gt;/&lt;mois_<text:span text:style-name="T9">MM</text:span>&gt;'</text:p>
      <text:p text:style-name="P20"><text:span text:style-name="Source_20_Text">&amp; exiftool '-Directory&lt;CreateDate' -d '/home/denis/</text:span><text:span text:style-name="Source_20_Text"><text:span text:style-name="T31">Documents</text:span></text:span><text:span text:style-name="Source_20_Text">/_Trie/%Y/%Y-%m' '/home/denis/</text:span><text:span text:style-name="Source_20_Text"><text:span text:style-name="T31">Documents</text:span></text:span><text:span text:style-name="Source_20_Text">/_A_Trier' </text:span></text:p>
      <text:p text:style-name="Text_20_body"><text:span text:style-name="Source_20_Text"/></text:p>
      <text:p text:style-name="P17">Renommer les photos d’après leur date exif DateTimeOriginal <text:span text:style-name="T26">mais décalée de -9 heures (voyage Vancouver...)</text:span> <text:span text:style-name="T32">(</text:span><text:span text:style-name="T34">YYY-MM-DD_</text:span><text:span text:style-name="T32">HH-mm-ss et -1, -2, etc. si doublons dans la m</text:span><text:span text:style-name="T33">ême seconde)</text:span></text:p>
      <text:p text:style-name="P22"><text:span text:style-name="Source_20_Text">&amp; exiftool '-</text:span><text:span text:style-name="Source_20_Text"><text:span text:style-name="T27">FileName</text:span></text:span><text:span text:style-name="Source_20_Text">&lt;</text:span><text:span text:style-name="Source_20_Text"><text:span text:style-name="T35">DateTim</text:span></text:span><text:span text:style-name="Source_20_Text"><text:span text:style-name="T37">e</text:span></text:span><text:span text:style-name="Source_20_Text"><text:span text:style-name="T35">Original</text:span></text:span><text:span text:style-name="Source_20_Text">' -d '%Y-%m-%d_%H-%M-%S%%-c.%%e' <text:s/>-globaltimeshift "-0:0:</text:span><text:span text:style-name="Source_20_Text"><text:span text:style-name="T36">0</text:span></text:span><text:span text:style-name="Source_20_Text"> </text:span><text:span text:style-name="Source_20_Text"><text:span text:style-name="T36">9</text:span></text:span><text:span text:style-name="Source_20_Text">:0:0" '/home/denis/Documents/test' </text:span></text:p>
      <text:p text:style-name="P15"><text:span text:style-name="Source_20_Text"/></text:p>
      <text:p text:style-name="P18">Renommer les photos d’après leur date exif CreateDate <text:span text:style-name="T32">(</text:span><text:span text:style-name="T34">YYY-MM-DD_</text:span><text:span text:style-name="T32">HH-mm-ss et -1, -2, etc. si doublons dans la m</text:span><text:span text:style-name="T33">ême seconde)</text:span></text:p>
      <text:p text:style-name="P23"><text:span text:style-name="Source_20_Text">&amp; exiftool '-</text:span><text:span text:style-name="Source_20_Text"><text:span text:style-name="T27">FileName</text:span></text:span><text:span text:style-name="Source_20_Text">&lt;CreateDate' -d '%Y-%m-%d_%H-%M-%S%%-c.%%e' '/home/denis/Documents/test' </text:span></text:p>
      <text:p text:style-name="P23"><text:span text:style-name="Source_20_Text"/></text:p>
      <text:p text:style-name="P23"><text:span text:style-name="T27">Renommer les photos </text:span><text:span text:style-name="T28">avec une date </text:span><text:span text:style-name="T29">constante</text:span><text:span text:style-name="T28"> et ajout </text:span><text:span text:style-name="T29">du nom de fichier d’origine à la fin</text:span></text:p>
      <text:p text:style-name="P16"><text:span text:style-name="Source_20_Text">&amp; exiftool '-filename=2005-07-01_%f.%e' '/home/denis/Documents/test/2005-07 vacances Mickaël &amp; Karine'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font-size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21cm" fo:margin-bottom="0.21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07c2c2" style:font-size-asian="18pt" style:font-weight-asian="bold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20_Code" style:display-name="Source Code" style:family="paragraph" style:parent-style-name="Text_20_body" style:master-page-name="">
      <loext:graphic-properties draw:fill="solid" draw:fill-color="#dddddd"/>
      <style:paragraph-properties fo:margin-left="0.3cm" fo:margin-right="0cm" fo:margin-top="0cm" fo:margin-bottom="0cm" style:contextual-spacing="false" fo:line-height="100%" fo:hyphenation-ladder-count="no-limit" fo:text-indent="-0.3cm" style:auto-text-indent="false" style:page-number="auto" fo:background-color="#dddddd">
        <style:tab-stops/>
      </style:paragraph-properties>
      <style:text-properties style:font-name="Liberation Mono1" fo:font-family="'Liberation Mono'" style:font-style-name="Regular" style:font-family-generic="modern" style:font-pitch="fixed" fo:font-size="9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fo:font-weight="normal" officeooo:rsid="0007c2c2" fo:background-color="#dddddd" style:font-name-asian="Noto Sans Mono CJK SC" style:font-family-asian="'Noto Sans Mono CJK SC'" style:font-family-generic-asian="modern" style:font-pitch-asian="fixed" style:font-size-asian="9pt" style:font-weight-asian="bold" style:font-name-complex="Liberation Mono" style:font-family-complex="'Liberation Mono'" style:font-family-generic-complex="modern" style:font-pitch-complex="fixe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7:51:23.948629111</meta:creation-date>
    <dc:title>Readme_template</dc:title>
    <meta:editing-duration>PT18H53M18S</meta:editing-duration>
    <meta:editing-cycles>50</meta:editing-cycles>
    <meta:generator>LibreOffice/7.3.7.2$Linux_X86_64 LibreOffice_project/30$Build-2</meta:generator>
    <dc:date>2025-05-18T10:26:29.716377822</dc:date>
    <meta:document-statistic meta:table-count="0" meta:image-count="0" meta:object-count="0" meta:page-count="1" meta:paragraph-count="35" meta:word-count="363" meta:character-count="3087" meta:non-whitespace-character-count="2748"/>
    <meta:template xlink:type="simple" xlink:actuate="onRequest" xlink:title="Readme_template" xlink:href="../../../Templates/Readme_template.ott" meta:date="2025-01-15T07:51:23.041813392"/>
  </office:meta>
</office:document-meta>
</file>